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236c20"/>
      <style:text-properties fo:color="#ffffff" fo:font-weight="bold" style:font-weight-asian="bold" style:font-weight-complex="bold"/>
    </style:style>
    <style:style style:name="ce2" style:family="table-cell" style:parent-style-name="Default">
      <style:map style:condition="cell-content()=[$initial_filter_cnt.$B$45]" style:apply-style-name="Good" style:base-cell-address="initial_filter_cnt.B2"/>
      <style:map style:condition="cell-content()=[$initial_filter_cnt.$B$44]" style:apply-style-name="Accent_20_3" style:base-cell-address="initial_filter_cnt.B2"/>
      <style:map style:condition="cell-content()=[$initial_filter_cnt.$B$43]" style:apply-style-name="Bad" style:base-cell-address="initial_filter_cnt.B2"/>
    </style:style>
    <style:style style:name="ce3" style:family="table-cell" style:parent-style-name="Default">
      <style:table-cell-properties fo:background-color="#236c20"/>
      <style:text-properties fo:color="#ffffff" fo:font-weight="bold" style:font-weight-asian="bold" style:font-weight-complex="bold"/>
      <style:map style:condition="cell-content()=[$initial_filter_cnt.$B$45]" style:apply-style-name="Good" style:base-cell-address="initial_filter_cnt.B2"/>
      <style:map style:condition="cell-content()=[$initial_filter_cnt.$B$44]" style:apply-style-name="Accent_20_3" style:base-cell-address="initial_filter_cnt.B2"/>
      <style:map style:condition="cell-content()=[$initial_filter_cnt.$B$43]" style:apply-style-name="Bad" style:base-cell-address="initial_filter_cnt.B2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236c20"/>
      <style:text-properties fo:color="#ffffff" fo:font-weight="bold" style:font-weight-asian="bold" style:font-weight-complex="bold"/>
    </style:style>
    <style:style style:name="ce6" style:family="table-cell" style:parent-style-name="Default">
      <style:map style:condition="cell-content()=[$initial_filter_cnt.$D$43]" style:apply-style-name="Good" style:base-cell-address="initial_filter_cnt.D2"/>
      <style:map style:condition="cell-content()=[$initial_filter_cnt.$D$44]" style:apply-style-name="Accent_20_3" style:base-cell-address="initial_filter_cnt.D2"/>
      <style:map style:condition="cell-content()=[$initial_filter_cnt.$D$45]" style:apply-style-name="Bad" style:base-cell-address="initial_filter_cnt.D2"/>
    </style:style>
    <style:style style:name="ce7" style:family="table-cell" style:parent-style-name="Default">
      <style:table-cell-properties fo:background-color="#236c20"/>
      <style:text-properties fo:color="#ffffff" fo:font-weight="bold" style:font-weight-asian="bold" style:font-weight-complex="bold"/>
      <style:map style:condition="cell-content()=[$initial_filter_cnt.$D$43]" style:apply-style-name="Good" style:base-cell-address="initial_filter_cnt.D2"/>
      <style:map style:condition="cell-content()=[$initial_filter_cnt.$D$44]" style:apply-style-name="Accent_20_3" style:base-cell-address="initial_filter_cnt.D2"/>
      <style:map style:condition="cell-content()=[$initial_filter_cnt.$D$45]" style:apply-style-name="Bad" style:base-cell-address="initial_filter_cnt.D2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map style:condition="cell-content()=[$initial_filter_cnt.$D$43]" style:apply-style-name="Good" style:base-cell-address="initial_filter_cnt.D2"/>
      <style:map style:condition="cell-content()=[$initial_filter_cnt.$D$44]" style:apply-style-name="Accent_20_3" style:base-cell-address="initial_filter_cnt.D2"/>
      <style:map style:condition="cell-content()=[$initial_filter_cnt.$D$45]" style:apply-style-name="Bad" style:base-cell-address="initial_filter_cnt.D2"/>
    </style:style>
    <style:style style:name="ce10" style:family="table-cell" style:parent-style-name="Default" style:data-style-name="N108">
      <style:table-cell-properties fo:background-color="#236c20"/>
      <style:text-properties fo:color="#ffffff" fo:font-weight="bold" style:font-weight-asian="bold" style:font-weight-complex="bold"/>
    </style:style>
    <style:style style:name="ce11" style:family="table-cell" style:parent-style-name="Default">
      <style:map style:condition="cell-content()=[$initial_filter_cnt.$F$43]" style:apply-style-name="Bad" style:base-cell-address="initial_filter_cnt.F2"/>
      <style:map style:condition="cell-content()=[$initial_filter_cnt.$F$44]" style:apply-style-name="Accent_20_3" style:base-cell-address="initial_filter_cnt.F2"/>
      <style:map style:condition="cell-content()=[$initial_filter_cnt.$F$45]" style:apply-style-name="Good" style:base-cell-address="initial_filter_cnt.F2"/>
    </style:style>
    <style:style style:name="ce12" style:family="table-cell" style:parent-style-name="Default">
      <style:table-cell-properties fo:background-color="#236c20"/>
      <style:text-properties fo:color="#ffffff" fo:font-weight="bold" style:font-weight-asian="bold" style:font-weight-complex="bold"/>
      <style:map style:condition="cell-content()=[$initial_filter_cnt.$F$43]" style:apply-style-name="Bad" style:base-cell-address="initial_filter_cnt.F2"/>
      <style:map style:condition="cell-content()=[$initial_filter_cnt.$F$44]" style:apply-style-name="Accent_20_3" style:base-cell-address="initial_filter_cnt.F2"/>
      <style:map style:condition="cell-content()=[$initial_filter_cnt.$F$45]" style:apply-style-name="Good" style:base-cell-address="initial_filter_cnt.F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_filter_c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ters_cnt</text:p>
          </table:table-cell>
          <table:table-cell office:value-type="string" calcext:value-type="string">
            <text:p>tx_erro</text:p>
          </table:table-cell>
          <table:table-cell/>
          <table:table-cell office:value-type="string" calcext:value-type="string">
            <text:p>tx_accu</text:p>
          </table:table-cell>
          <table:table-cell/>
          <table:table-cell office:value-type="string" calcext:value-type="string">
            <text:p>predic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0.2366" calcext:value-type="float">
            <text:p>0,2366</text:p>
          </table:table-cell>
          <table:table-cell/>
          <table:table-cell table:style-name="ce6" office:value-type="float" office:value="0.9266" calcext:value-type="float">
            <text:p>0,9266</text:p>
          </table:table-cell>
          <table:table-cell table:style-name="ce9"/>
          <table:table-cell table:style-name="ce11" office:value-type="float" office:value="734" calcext:value-type="float">
            <text:p>73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0.1652" calcext:value-type="float">
            <text:p>0,1652</text:p>
          </table:table-cell>
          <table:table-cell table:style-name="ce4" table:formula="of:=([.B3]-[.B2])/[.B2]" office:value-type="float" office:value="-0.301775147928994" calcext:value-type="float">
            <text:p>-0,30</text:p>
          </table:table-cell>
          <table:table-cell table:style-name="ce6" office:value-type="float" office:value="0.9542" calcext:value-type="float">
            <text:p>0,9542</text:p>
          </table:table-cell>
          <table:table-cell table:formula="of:=([.D2]-[.D3])/[.D2]" office:value-type="float" office:value="-0.0297863155622706" calcext:value-type="float">
            <text:p>-0,0298</text:p>
          </table:table-cell>
          <table:table-cell table:style-name="ce11" office:value-type="float" office:value="458" calcext:value-type="float">
            <text:p>458</text:p>
          </table:table-cell>
          <table:table-cell table:style-name="ce4" table:formula="of:=([.F3]-[.F2])/[.F2]" office:value-type="float" office:value="-0.376021798365123" calcext:value-type="float">
            <text:p>-0,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0.1413" calcext:value-type="float">
            <text:p>0,1413</text:p>
          </table:table-cell>
          <table:table-cell table:style-name="ce4" table:formula="of:=([.B4]-[.B3])/[.B3]" office:value-type="float" office:value="-0.144673123486683" calcext:value-type="float">
            <text:p>-0,14</text:p>
          </table:table-cell>
          <table:table-cell table:style-name="ce6" office:value-type="float" office:value="0.9605" calcext:value-type="float">
            <text:p>0,9605</text:p>
          </table:table-cell>
          <table:table-cell table:formula="of:=([.D4]-[.D3])/[.D3]" office:value-type="float" office:value="0.00660238943617687" calcext:value-type="float">
            <text:p>0,0066</text:p>
          </table:table-cell>
          <table:table-cell table:style-name="ce11" office:value-type="float" office:value="395" calcext:value-type="float">
            <text:p>395</text:p>
          </table:table-cell>
          <table:table-cell table:style-name="ce4" table:formula="of:=([.F4]-[.F3])/[.F3]" office:value-type="float" office:value="-0.137554585152838" calcext:value-type="float">
            <text:p>-0,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0.1562" calcext:value-type="float">
            <text:p>0,1562</text:p>
          </table:table-cell>
          <table:table-cell table:style-name="ce4" table:formula="of:=([.B5]-[.B4])/[.B4]" office:value-type="float" office:value="0.105449398443029" calcext:value-type="float">
            <text:p>0,11</text:p>
          </table:table-cell>
          <table:table-cell table:style-name="ce6" office:value-type="float" office:value="0.9589" calcext:value-type="float">
            <text:p>0,9589</text:p>
          </table:table-cell>
          <table:table-cell table:formula="of:=([.D5]-[.D4])/[.D4]" office:value-type="float" office:value="-0.00166579906298796" calcext:value-type="float">
            <text:p>-0,0017</text:p>
          </table:table-cell>
          <table:table-cell table:style-name="ce11" office:value-type="float" office:value="411" calcext:value-type="float">
            <text:p>411</text:p>
          </table:table-cell>
          <table:table-cell table:style-name="ce4" table:formula="of:=([.F5]-[.F4])/[.F4]" office:value-type="float" office:value="0.0405063291139241" calcext:value-type="float">
            <text:p>0,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0.1012" calcext:value-type="float">
            <text:p>0,1012</text:p>
          </table:table-cell>
          <table:table-cell table:style-name="ce4" table:formula="of:=([.B6]-[.B5])/[.B5]" office:value-type="float" office:value="-0.352112676056338" calcext:value-type="float">
            <text:p>-0,35</text:p>
          </table:table-cell>
          <table:table-cell table:style-name="ce6" office:value-type="float" office:value="0.9698" calcext:value-type="float">
            <text:p>0,9698</text:p>
          </table:table-cell>
          <table:table-cell table:formula="of:=([.D6]-[.D5])/[.D5]" office:value-type="float" office:value="0.0113671915736781" calcext:value-type="float">
            <text:p>0,0114</text:p>
          </table:table-cell>
          <table:table-cell table:style-name="ce11" office:value-type="float" office:value="302" calcext:value-type="float">
            <text:p>302</text:p>
          </table:table-cell>
          <table:table-cell table:style-name="ce4" table:formula="of:=([.F6]-[.F5])/[.F5]" office:value-type="float" office:value="-0.265206812652068" calcext:value-type="float">
            <text:p>-0,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0.0788" calcext:value-type="float">
            <text:p>0,0788</text:p>
          </table:table-cell>
          <table:table-cell table:style-name="ce4" table:formula="of:=([.B7]-[.B6])/[.B6]" office:value-type="float" office:value="-0.221343873517786" calcext:value-type="float">
            <text:p>-0,22</text:p>
          </table:table-cell>
          <table:table-cell table:style-name="ce6" office:value-type="float" office:value="0.9757" calcext:value-type="float">
            <text:p>0,9757</text:p>
          </table:table-cell>
          <table:table-cell table:formula="of:=([.D7]-[.D6])/[.D6]" office:value-type="float" office:value="0.00608372860383586" calcext:value-type="float">
            <text:p>0,0061</text:p>
          </table:table-cell>
          <table:table-cell table:style-name="ce11" office:value-type="float" office:value="243" calcext:value-type="float">
            <text:p>243</text:p>
          </table:table-cell>
          <table:table-cell table:style-name="ce4" table:formula="of:=([.F7]-[.F6])/[.F6]" office:value-type="float" office:value="-0.195364238410596" calcext:value-type="float">
            <text:p>-0,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0.0664" calcext:value-type="float">
            <text:p>0,0664</text:p>
          </table:table-cell>
          <table:table-cell table:style-name="ce4" table:formula="of:=([.B8]-[.B7])/[.B7]" office:value-type="float" office:value="-0.157360406091371" calcext:value-type="float">
            <text:p>-0,16</text:p>
          </table:table-cell>
          <table:table-cell table:style-name="ce6" office:value-type="float" office:value="0.9798" calcext:value-type="float">
            <text:p>0,9798</text:p>
          </table:table-cell>
          <table:table-cell table:formula="of:=([.D8]-[.D7])/[.D7]" office:value-type="float" office:value="0.00420211130470431" calcext:value-type="float">
            <text:p>0,0042</text:p>
          </table:table-cell>
          <table:table-cell table:style-name="ce11" office:value-type="float" office:value="202" calcext:value-type="float">
            <text:p>202</text:p>
          </table:table-cell>
          <table:table-cell table:style-name="ce4" table:formula="of:=([.F8]-[.F7])/[.F7]" office:value-type="float" office:value="-0.168724279835391" calcext:value-type="float">
            <text:p>-0,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0.0734" calcext:value-type="float">
            <text:p>0,0734</text:p>
          </table:table-cell>
          <table:table-cell table:style-name="ce4" table:formula="of:=([.B9]-[.B8])/[.B8]" office:value-type="float" office:value="0.105421686746988" calcext:value-type="float">
            <text:p>0,11</text:p>
          </table:table-cell>
          <table:table-cell table:style-name="ce6" office:value-type="float" office:value="0.9784" calcext:value-type="float">
            <text:p>0,9784</text:p>
          </table:table-cell>
          <table:table-cell table:formula="of:=([.D9]-[.D8])/[.D8]" office:value-type="float" office:value="-0.00142886303327205" calcext:value-type="float">
            <text:p>-0,0014</text:p>
          </table:table-cell>
          <table:table-cell table:style-name="ce11" office:value-type="float" office:value="216" calcext:value-type="float">
            <text:p>216</text:p>
          </table:table-cell>
          <table:table-cell table:style-name="ce4" table:formula="of:=([.F9]-[.F8])/[.F8]" office:value-type="float" office:value="0.0693069306930693" calcext:value-type="float">
            <text:p>0,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0.0663" calcext:value-type="float">
            <text:p>0,0663</text:p>
          </table:table-cell>
          <table:table-cell table:style-name="ce4" table:formula="of:=([.B10]-[.B9])/[.B9]" office:value-type="float" office:value="-0.0967302452316077" calcext:value-type="float">
            <text:p>-0,10</text:p>
          </table:table-cell>
          <table:table-cell table:style-name="ce6" office:value-type="float" office:value="0.9811" calcext:value-type="float">
            <text:p>0,9811</text:p>
          </table:table-cell>
          <table:table-cell table:formula="of:=([.D10]-[.D9])/[.D9]" office:value-type="float" office:value="0.00275960752248573" calcext:value-type="float">
            <text:p>0,0028</text:p>
          </table:table-cell>
          <table:table-cell table:style-name="ce11" office:value-type="float" office:value="189" calcext:value-type="float">
            <text:p>189</text:p>
          </table:table-cell>
          <table:table-cell table:style-name="ce4" table:formula="of:=([.F10]-[.F9])/[.F9]" office:value-type="float" office:value="-0.125" calcext:value-type="float">
            <text:p>-0,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0.0681" calcext:value-type="float">
            <text:p>0,0681</text:p>
          </table:table-cell>
          <table:table-cell table:style-name="ce4" table:formula="of:=([.B11]-[.B10])/[.B10]" office:value-type="float" office:value="0.0271493212669685" calcext:value-type="float">
            <text:p>0,03</text:p>
          </table:table-cell>
          <table:table-cell table:style-name="ce6" office:value-type="float" office:value="0.9801" calcext:value-type="float">
            <text:p>0,9801</text:p>
          </table:table-cell>
          <table:table-cell table:formula="of:=([.D11]-[.D10])/[.D10]" office:value-type="float" office:value="-0.00101926409132606" calcext:value-type="float">
            <text:p>-0,0010</text:p>
          </table:table-cell>
          <table:table-cell table:style-name="ce11" office:value-type="float" office:value="199" calcext:value-type="float">
            <text:p>199</text:p>
          </table:table-cell>
          <table:table-cell table:style-name="ce4" table:formula="of:=([.F11]-[.F10])/[.F10]" office:value-type="float" office:value="0.0529100529100529" calcext:value-type="float">
            <text:p>0,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0.0772" calcext:value-type="float">
            <text:p>0,0772</text:p>
          </table:table-cell>
          <table:table-cell table:style-name="ce4" table:formula="of:=([.B12]-[.B11])/[.B11]" office:value-type="float" office:value="0.133627019089574" calcext:value-type="float">
            <text:p>0,13</text:p>
          </table:table-cell>
          <table:table-cell table:style-name="ce6" office:value-type="float" office:value="0.9765" calcext:value-type="float">
            <text:p>0,9765</text:p>
          </table:table-cell>
          <table:table-cell table:formula="of:=([.D12]-[.D11])/[.D11]" office:value-type="float" office:value="-0.00367309458218554" calcext:value-type="float">
            <text:p>-0,0037</text:p>
          </table:table-cell>
          <table:table-cell table:style-name="ce11" office:value-type="float" office:value="235" calcext:value-type="float">
            <text:p>235</text:p>
          </table:table-cell>
          <table:table-cell table:style-name="ce4" table:formula="of:=([.F12]-[.F11])/[.F11]" office:value-type="float" office:value="0.180904522613065" calcext:value-type="float">
            <text:p>0,1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0.0816" calcext:value-type="float">
            <text:p>0,0816</text:p>
          </table:table-cell>
          <table:table-cell table:style-name="ce4" table:formula="of:=([.B13]-[.B12])/[.B12]" office:value-type="float" office:value="0.0569948186528498" calcext:value-type="float">
            <text:p>0,06</text:p>
          </table:table-cell>
          <table:table-cell table:style-name="ce6" office:value-type="float" office:value="0.9756" calcext:value-type="float">
            <text:p>0,9756</text:p>
          </table:table-cell>
          <table:table-cell table:formula="of:=([.D13]-[.D12])/[.D12]" office:value-type="float" office:value="-0.000921658986175127" calcext:value-type="float">
            <text:p>-0,0009</text:p>
          </table:table-cell>
          <table:table-cell table:style-name="ce11" office:value-type="float" office:value="244" calcext:value-type="float">
            <text:p>244</text:p>
          </table:table-cell>
          <table:table-cell table:style-name="ce4" table:formula="of:=([.F13]-[.F12])/[.F12]" office:value-type="float" office:value="0.0382978723404255" calcext:value-type="float">
            <text:p>0,0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0.0672" calcext:value-type="float">
            <text:p>0,0672</text:p>
          </table:table-cell>
          <table:table-cell table:style-name="ce4" table:formula="of:=([.B14]-[.B13])/[.B13]" office:value-type="float" office:value="-0.176470588235294" calcext:value-type="float">
            <text:p>-0,18</text:p>
          </table:table-cell>
          <table:table-cell table:style-name="ce6" office:value-type="float" office:value="0.9785" calcext:value-type="float">
            <text:p>0,9785</text:p>
          </table:table-cell>
          <table:table-cell table:formula="of:=([.D14]-[.D13])/[.D13]" office:value-type="float" office:value="0.00297252972529727" calcext:value-type="float">
            <text:p>0,0030</text:p>
          </table:table-cell>
          <table:table-cell table:style-name="ce11" office:value-type="float" office:value="215" calcext:value-type="float">
            <text:p>215</text:p>
          </table:table-cell>
          <table:table-cell table:style-name="ce4" table:formula="of:=([.F14]-[.F13])/[.F13]" office:value-type="float" office:value="-0.118852459016393" calcext:value-type="float">
            <text:p>-0,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0.0587" calcext:value-type="float">
            <text:p>0,0587</text:p>
          </table:table-cell>
          <table:table-cell table:style-name="ce4" table:formula="of:=([.B15]-[.B14])/[.B14]" office:value-type="float" office:value="-0.126488095238095" calcext:value-type="float">
            <text:p>-0,13</text:p>
          </table:table-cell>
          <table:table-cell table:style-name="ce6" office:value-type="float" office:value="0.9826" calcext:value-type="float">
            <text:p>0,9826</text:p>
          </table:table-cell>
          <table:table-cell table:formula="of:=([.D15]-[.D14])/[.D14]" office:value-type="float" office:value="0.00419008686765457" calcext:value-type="float">
            <text:p>0,0042</text:p>
          </table:table-cell>
          <table:table-cell table:style-name="ce11" office:value-type="float" office:value="174" calcext:value-type="float">
            <text:p>174</text:p>
          </table:table-cell>
          <table:table-cell table:style-name="ce4" table:formula="of:=([.F15]-[.F14])/[.F14]" office:value-type="float" office:value="-0.190697674418605" calcext:value-type="float">
            <text:p>-0,1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0.062" calcext:value-type="float">
            <text:p>0,062</text:p>
          </table:table-cell>
          <table:table-cell table:style-name="ce4" table:formula="of:=([.B16]-[.B15])/[.B15]" office:value-type="float" office:value="0.0562180579216354" calcext:value-type="float">
            <text:p>0,06</text:p>
          </table:table-cell>
          <table:table-cell table:style-name="ce6" office:value-type="float" office:value="0.9785" calcext:value-type="float">
            <text:p>0,9785</text:p>
          </table:table-cell>
          <table:table-cell table:formula="of:=([.D16]-[.D15])/[.D15]" office:value-type="float" office:value="-0.00417260329737431" calcext:value-type="float">
            <text:p>-0,0042</text:p>
          </table:table-cell>
          <table:table-cell table:style-name="ce11" office:value-type="float" office:value="215" calcext:value-type="float">
            <text:p>215</text:p>
          </table:table-cell>
          <table:table-cell table:style-name="ce4" table:formula="of:=([.F16]-[.F15])/[.F15]" office:value-type="float" office:value="0.235632183908046" calcext:value-type="float">
            <text:p>0,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0.0726" calcext:value-type="float">
            <text:p>0,0726</text:p>
          </table:table-cell>
          <table:table-cell table:style-name="ce4" table:formula="of:=([.B17]-[.B16])/[.B16]" office:value-type="float" office:value="0.170967741935484" calcext:value-type="float">
            <text:p>0,17</text:p>
          </table:table-cell>
          <table:table-cell table:style-name="ce6" office:value-type="float" office:value="0.9795" calcext:value-type="float">
            <text:p>0,9795</text:p>
          </table:table-cell>
          <table:table-cell table:formula="of:=([.D17]-[.D16])/[.D16]" office:value-type="float" office:value="0.00102197240674502" calcext:value-type="float">
            <text:p>0,0010</text:p>
          </table:table-cell>
          <table:table-cell table:style-name="ce11" office:value-type="float" office:value="205" calcext:value-type="float">
            <text:p>205</text:p>
          </table:table-cell>
          <table:table-cell table:style-name="ce4" table:formula="of:=([.F17]-[.F16])/[.F16]" office:value-type="float" office:value="-0.0465116279069768" calcext:value-type="float">
            <text:p>-0,0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0.0761" calcext:value-type="float">
            <text:p>0,0761</text:p>
          </table:table-cell>
          <table:table-cell table:style-name="ce4" table:formula="of:=([.B18]-[.B17])/[.B17]" office:value-type="float" office:value="0.0482093663911846" calcext:value-type="float">
            <text:p>0,05</text:p>
          </table:table-cell>
          <table:table-cell table:style-name="ce6" office:value-type="float" office:value="0.9771" calcext:value-type="float">
            <text:p>0,9771</text:p>
          </table:table-cell>
          <table:table-cell table:formula="of:=([.D18]-[.D17])/[.D17]" office:value-type="float" office:value="-0.00245022970903518" calcext:value-type="float">
            <text:p>-0,0025</text:p>
          </table:table-cell>
          <table:table-cell table:style-name="ce11" office:value-type="float" office:value="229" calcext:value-type="float">
            <text:p>229</text:p>
          </table:table-cell>
          <table:table-cell table:style-name="ce4" table:formula="of:=([.F18]-[.F17])/[.F17]" office:value-type="float" office:value="0.117073170731707" calcext:value-type="float">
            <text:p>0,1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0.0688" calcext:value-type="float">
            <text:p>0,0688</text:p>
          </table:table-cell>
          <table:table-cell table:style-name="ce4" table:formula="of:=([.B19]-[.B18])/[.B18]" office:value-type="float" office:value="-0.0959264126149803" calcext:value-type="float">
            <text:p>-0,10</text:p>
          </table:table-cell>
          <table:table-cell table:style-name="ce6" office:value-type="float" office:value="0.9808" calcext:value-type="float">
            <text:p>0,9808</text:p>
          </table:table-cell>
          <table:table-cell table:formula="of:=([.D19]-[.D18])/[.D18]" office:value-type="float" office:value="0.00378671579162821" calcext:value-type="float">
            <text:p>0,0038</text:p>
          </table:table-cell>
          <table:table-cell table:style-name="ce11" office:value-type="float" office:value="192" calcext:value-type="float">
            <text:p>192</text:p>
          </table:table-cell>
          <table:table-cell table:style-name="ce4" table:formula="of:=([.F19]-[.F18])/[.F18]" office:value-type="float" office:value="-0.161572052401747" calcext:value-type="float">
            <text:p>-0,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float" office:value="0.0586" calcext:value-type="float">
            <text:p>0,0586</text:p>
          </table:table-cell>
          <table:table-cell table:style-name="ce4" table:formula="of:=([.B20]-[.B19])/[.B19]" office:value-type="float" office:value="-0.148255813953488" calcext:value-type="float">
            <text:p>-0,15</text:p>
          </table:table-cell>
          <table:table-cell table:style-name="ce6" office:value-type="float" office:value="0.9823" calcext:value-type="float">
            <text:p>0,9823</text:p>
          </table:table-cell>
          <table:table-cell table:formula="of:=([.D20]-[.D19])/[.D19]" office:value-type="float" office:value="0.00152936378466564" calcext:value-type="float">
            <text:p>0,0015</text:p>
          </table:table-cell>
          <table:table-cell table:style-name="ce11" office:value-type="float" office:value="177" calcext:value-type="float">
            <text:p>177</text:p>
          </table:table-cell>
          <table:table-cell table:style-name="ce4" table:formula="of:=([.F20]-[.F19])/[.F19]" office:value-type="float" office:value="-0.078125" calcext:value-type="float">
            <text:p>-0,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0.0495" calcext:value-type="float">
            <text:p>0,0495</text:p>
          </table:table-cell>
          <table:table-cell table:style-name="ce4" table:formula="of:=([.B21]-[.B20])/[.B20]" office:value-type="float" office:value="-0.155290102389079" calcext:value-type="float">
            <text:p>-0,16</text:p>
          </table:table-cell>
          <table:table-cell table:style-name="ce6" office:value-type="float" office:value="0.9845" calcext:value-type="float">
            <text:p>0,9845</text:p>
          </table:table-cell>
          <table:table-cell table:formula="of:=([.D21]-[.D20])/[.D20]" office:value-type="float" office:value="0.00223964165733481" calcext:value-type="float">
            <text:p>0,0022</text:p>
          </table:table-cell>
          <table:table-cell table:style-name="ce11" office:value-type="float" office:value="155" calcext:value-type="float">
            <text:p>155</text:p>
          </table:table-cell>
          <table:table-cell table:style-name="ce4" table:formula="of:=([.F21]-[.F20])/[.F20]" office:value-type="float" office:value="-0.124293785310734" calcext:value-type="float">
            <text:p>-0,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float" office:value="0.0602" calcext:value-type="float">
            <text:p>0,0602</text:p>
          </table:table-cell>
          <table:table-cell table:style-name="ce4" table:formula="of:=([.B22]-[.B21])/[.B21]" office:value-type="float" office:value="0.216161616161616" calcext:value-type="float">
            <text:p>0,22</text:p>
          </table:table-cell>
          <table:table-cell table:style-name="ce6" office:value-type="float" office:value="0.9828" calcext:value-type="float">
            <text:p>0,9828</text:p>
          </table:table-cell>
          <table:table-cell table:formula="of:=([.D22]-[.D21])/[.D21]" office:value-type="float" office:value="-0.00172676485525651" calcext:value-type="float">
            <text:p>-0,0017</text:p>
          </table:table-cell>
          <table:table-cell table:style-name="ce11" office:value-type="float" office:value="172" calcext:value-type="float">
            <text:p>172</text:p>
          </table:table-cell>
          <table:table-cell table:style-name="ce4" table:formula="of:=([.F22]-[.F21])/[.F21]" office:value-type="float" office:value="0.109677419354839" calcext:value-type="float">
            <text:p>0,1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0.0583" calcext:value-type="float">
            <text:p>0,0583</text:p>
          </table:table-cell>
          <table:table-cell table:style-name="ce4" table:formula="of:=([.B23]-[.B22])/[.B22]" office:value-type="float" office:value="-0.0315614617940199" calcext:value-type="float">
            <text:p>-0,03</text:p>
          </table:table-cell>
          <table:table-cell table:style-name="ce6" office:value-type="float" office:value="0.982" calcext:value-type="float">
            <text:p>0,982</text:p>
          </table:table-cell>
          <table:table-cell table:formula="of:=([.D23]-[.D22])/[.D22]" office:value-type="float" office:value="-0.000814000814000724" calcext:value-type="float">
            <text:p>-0,0008</text:p>
          </table:table-cell>
          <table:table-cell table:style-name="ce11" office:value-type="float" office:value="180" calcext:value-type="float">
            <text:p>180</text:p>
          </table:table-cell>
          <table:table-cell table:style-name="ce4" table:formula="of:=([.F23]-[.F22])/[.F22]" office:value-type="float" office:value="0.0465116279069768" calcext:value-type="float">
            <text:p>0,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0.0717" calcext:value-type="float">
            <text:p>0,0717</text:p>
          </table:table-cell>
          <table:table-cell table:style-name="ce4" table:formula="of:=([.B24]-[.B23])/[.B23]" office:value-type="float" office:value="0.229845626072041" calcext:value-type="float">
            <text:p>0,23</text:p>
          </table:table-cell>
          <table:table-cell table:style-name="ce6" office:value-type="float" office:value="0.98" calcext:value-type="float">
            <text:p>0,98</text:p>
          </table:table-cell>
          <table:table-cell table:formula="of:=([.D24]-[.D23])/[.D23]" office:value-type="float" office:value="-0.00203665987780041" calcext:value-type="float">
            <text:p>-0,0020</text:p>
          </table:table-cell>
          <table:table-cell table:style-name="ce11" office:value-type="float" office:value="200" calcext:value-type="float">
            <text:p>200</text:p>
          </table:table-cell>
          <table:table-cell table:style-name="ce4" table:formula="of:=([.F24]-[.F23])/[.F23]" office:value-type="float" office:value="0.111111111111111" calcext:value-type="float">
            <text:p>0,1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float" office:value="0.0501" calcext:value-type="float">
            <text:p>0,0501</text:p>
          </table:table-cell>
          <table:table-cell table:style-name="ce4" table:formula="of:=([.B25]-[.B24])/[.B24]" office:value-type="float" office:value="-0.301255230125523" calcext:value-type="float">
            <text:p>-0,30</text:p>
          </table:table-cell>
          <table:table-cell table:style-name="ce6" office:value-type="float" office:value="0.9853" calcext:value-type="float">
            <text:p>0,9853</text:p>
          </table:table-cell>
          <table:table-cell table:formula="of:=([.D25]-[.D24])/[.D24]" office:value-type="float" office:value="0.00540816326530609" calcext:value-type="float">
            <text:p>0,0054</text:p>
          </table:table-cell>
          <table:table-cell table:style-name="ce11" office:value-type="float" office:value="147" calcext:value-type="float">
            <text:p>147</text:p>
          </table:table-cell>
          <table:table-cell table:style-name="ce4" table:formula="of:=([.F25]-[.F24])/[.F24]" office:value-type="float" office:value="-0.265" calcext:value-type="float">
            <text:p>-0,2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float" office:value="0.0509" calcext:value-type="float">
            <text:p>0,0509</text:p>
          </table:table-cell>
          <table:table-cell table:style-name="ce4" table:formula="of:=([.B26]-[.B25])/[.B25]" office:value-type="float" office:value="0.0159680638722554" calcext:value-type="float">
            <text:p>0,02</text:p>
          </table:table-cell>
          <table:table-cell table:style-name="ce6" office:value-type="float" office:value="0.9837" calcext:value-type="float">
            <text:p>0,9837</text:p>
          </table:table-cell>
          <table:table-cell table:formula="of:=([.D26]-[.D25])/[.D25]" office:value-type="float" office:value="-0.00162387090226332" calcext:value-type="float">
            <text:p>-0,0016</text:p>
          </table:table-cell>
          <table:table-cell table:style-name="ce11" office:value-type="float" office:value="163" calcext:value-type="float">
            <text:p>163</text:p>
          </table:table-cell>
          <table:table-cell table:style-name="ce4" table:formula="of:=([.F26]-[.F25])/[.F25]" office:value-type="float" office:value="0.108843537414966" calcext:value-type="float">
            <text:p>0,1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float" office:value="0.0641" calcext:value-type="float">
            <text:p>0,0641</text:p>
          </table:table-cell>
          <table:table-cell table:style-name="ce4" table:formula="of:=([.B27]-[.B26])/[.B26]" office:value-type="float" office:value="0.259332023575639" calcext:value-type="float">
            <text:p>0,26</text:p>
          </table:table-cell>
          <table:table-cell table:style-name="ce6" office:value-type="float" office:value="0.9799" calcext:value-type="float">
            <text:p>0,9799</text:p>
          </table:table-cell>
          <table:table-cell table:formula="of:=([.D27]-[.D26])/[.D26]" office:value-type="float" office:value="-0.00386296635152996" calcext:value-type="float">
            <text:p>-0,0039</text:p>
          </table:table-cell>
          <table:table-cell table:style-name="ce11" office:value-type="float" office:value="201" calcext:value-type="float">
            <text:p>201</text:p>
          </table:table-cell>
          <table:table-cell table:style-name="ce4" table:formula="of:=([.F27]-[.F26])/[.F26]" office:value-type="float" office:value="0.233128834355828" calcext:value-type="float">
            <text:p>0,2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float" office:value="0.0524" calcext:value-type="float">
            <text:p>0,0524</text:p>
          </table:table-cell>
          <table:table-cell table:style-name="ce4" table:formula="of:=([.B28]-[.B27])/[.B27]" office:value-type="float" office:value="-0.182527301092044" calcext:value-type="float">
            <text:p>-0,18</text:p>
          </table:table-cell>
          <table:table-cell table:style-name="ce6" office:value-type="float" office:value="0.9858" calcext:value-type="float">
            <text:p>0,9858</text:p>
          </table:table-cell>
          <table:table-cell table:formula="of:=([.D28]-[.D27])/[.D27]" office:value-type="float" office:value="0.00602102255332178" calcext:value-type="float">
            <text:p>0,0060</text:p>
          </table:table-cell>
          <table:table-cell table:style-name="ce11" office:value-type="float" office:value="142" calcext:value-type="float">
            <text:p>142</text:p>
          </table:table-cell>
          <table:table-cell table:style-name="ce4" table:formula="of:=([.F28]-[.F27])/[.F27]" office:value-type="float" office:value="-0.293532338308458" calcext:value-type="float">
            <text:p>-0,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float" office:value="0.0613" calcext:value-type="float">
            <text:p>0,0613</text:p>
          </table:table-cell>
          <table:table-cell table:style-name="ce4" table:formula="of:=([.B29]-[.B28])/[.B28]" office:value-type="float" office:value="0.169847328244275" calcext:value-type="float">
            <text:p>0,17</text:p>
          </table:table-cell>
          <table:table-cell table:style-name="ce6" office:value-type="float" office:value="0.9807" calcext:value-type="float">
            <text:p>0,9807</text:p>
          </table:table-cell>
          <table:table-cell table:formula="of:=([.D29]-[.D28])/[.D28]" office:value-type="float" office:value="-0.00517346317711503" calcext:value-type="float">
            <text:p>-0,0052</text:p>
          </table:table-cell>
          <table:table-cell table:style-name="ce11" office:value-type="float" office:value="193" calcext:value-type="float">
            <text:p>193</text:p>
          </table:table-cell>
          <table:table-cell table:style-name="ce4" table:formula="of:=([.F29]-[.F28])/[.F28]" office:value-type="float" office:value="0.359154929577465" calcext:value-type="float">
            <text:p>0,3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0.0745" calcext:value-type="float">
            <text:p>0,0745</text:p>
          </table:table-cell>
          <table:table-cell table:style-name="ce4" table:formula="of:=([.B30]-[.B29])/[.B29]" office:value-type="float" office:value="0.215334420880913" calcext:value-type="float">
            <text:p>0,22</text:p>
          </table:table-cell>
          <table:table-cell table:style-name="ce6" office:value-type="float" office:value="0.9796" calcext:value-type="float">
            <text:p>0,9796</text:p>
          </table:table-cell>
          <table:table-cell table:formula="of:=([.D30]-[.D29])/[.D29]" office:value-type="float" office:value="-0.00112164780258998" calcext:value-type="float">
            <text:p>-0,0011</text:p>
          </table:table-cell>
          <table:table-cell table:style-name="ce11" office:value-type="float" office:value="204" calcext:value-type="float">
            <text:p>204</text:p>
          </table:table-cell>
          <table:table-cell table:style-name="ce4" table:formula="of:=([.F30]-[.F29])/[.F29]" office:value-type="float" office:value="0.0569948186528497" calcext:value-type="float">
            <text:p>0,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0.0517" calcext:value-type="float">
            <text:p>0,0517</text:p>
          </table:table-cell>
          <table:table-cell table:style-name="ce4" table:formula="of:=([.B31]-[.B30])/[.B30]" office:value-type="float" office:value="-0.306040268456376" calcext:value-type="float">
            <text:p>-0,31</text:p>
          </table:table-cell>
          <table:table-cell table:style-name="ce6" office:value-type="float" office:value="0.9847" calcext:value-type="float">
            <text:p>0,9847</text:p>
          </table:table-cell>
          <table:table-cell table:formula="of:=([.D31]-[.D30])/[.D30]" office:value-type="float" office:value="0.00520620661494487" calcext:value-type="float">
            <text:p>0,0052</text:p>
          </table:table-cell>
          <table:table-cell table:style-name="ce11" office:value-type="float" office:value="153" calcext:value-type="float">
            <text:p>153</text:p>
          </table:table-cell>
          <table:table-cell table:style-name="ce4" table:formula="of:=([.F31]-[.F30])/[.F30]" office:value-type="float" office:value="-0.25" calcext:value-type="float">
            <text:p>-0,2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float" office:value="0.0742" calcext:value-type="float">
            <text:p>0,0742</text:p>
          </table:table-cell>
          <table:table-cell table:style-name="ce4" table:formula="of:=([.B32]-[.B31])/[.B31]" office:value-type="float" office:value="0.435203094777563" calcext:value-type="float">
            <text:p>0,44</text:p>
          </table:table-cell>
          <table:table-cell table:style-name="ce6" office:value-type="float" office:value="0.9785" calcext:value-type="float">
            <text:p>0,9785</text:p>
          </table:table-cell>
          <table:table-cell table:formula="of:=([.D32]-[.D31])/[.D31]" office:value-type="float" office:value="-0.0062963339088047" calcext:value-type="float">
            <text:p>-0,0063</text:p>
          </table:table-cell>
          <table:table-cell table:style-name="ce11" office:value-type="float" office:value="215" calcext:value-type="float">
            <text:p>215</text:p>
          </table:table-cell>
          <table:table-cell table:style-name="ce4" table:formula="of:=([.F32]-[.F31])/[.F31]" office:value-type="float" office:value="0.405228758169935" calcext:value-type="float">
            <text:p>0,4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float" office:value="0.0608" calcext:value-type="float">
            <text:p>0,0608</text:p>
          </table:table-cell>
          <table:table-cell table:style-name="ce4" table:formula="of:=([.B33]-[.B32])/[.B32]" office:value-type="float" office:value="-0.180592991913747" calcext:value-type="float">
            <text:p>-0,18</text:p>
          </table:table-cell>
          <table:table-cell table:style-name="ce6" office:value-type="float" office:value="0.9831" calcext:value-type="float">
            <text:p>0,9831</text:p>
          </table:table-cell>
          <table:table-cell table:formula="of:=([.D33]-[.D32])/[.D32]" office:value-type="float" office:value="0.00470107307102713" calcext:value-type="float">
            <text:p>0,0047</text:p>
          </table:table-cell>
          <table:table-cell table:style-name="ce11" office:value-type="float" office:value="169" calcext:value-type="float">
            <text:p>169</text:p>
          </table:table-cell>
          <table:table-cell table:style-name="ce4" table:formula="of:=([.F33]-[.F32])/[.F32]" office:value-type="float" office:value="-0.213953488372093" calcext:value-type="float">
            <text:p>-0,21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float" office:value="0.0535" calcext:value-type="float">
            <text:p>0,0535</text:p>
          </table:table-cell>
          <table:table-cell table:style-name="ce5" table:formula="of:=([.B34]-[.B33])/[.B33]" office:value-type="float" office:value="-0.120065789473684" calcext:value-type="float">
            <text:p>-0,12</text:p>
          </table:table-cell>
          <table:table-cell table:style-name="ce7" office:value-type="float" office:value="0.9846" calcext:value-type="float">
            <text:p>0,9846</text:p>
          </table:table-cell>
          <table:table-cell table:style-name="ce10" table:formula="of:=([.D34]-[.D33])/[.D33]" office:value-type="float" office:value="0.00152578577967648" calcext:value-type="float">
            <text:p>0,0015</text:p>
          </table:table-cell>
          <table:table-cell table:style-name="ce12" office:value-type="float" office:value="154" calcext:value-type="float">
            <text:p>154</text:p>
          </table:table-cell>
          <table:table-cell table:style-name="ce5" table:formula="of:=([.F34]-[.F33])/[.F33]" office:value-type="float" office:value="-0.0887573964497041" calcext:value-type="float">
            <text:p>-0,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float" office:value="0.0608" calcext:value-type="float">
            <text:p>0,0608</text:p>
          </table:table-cell>
          <table:table-cell table:style-name="ce4" table:formula="of:=([.B35]-[.B34])/[.B34]" office:value-type="float" office:value="0.136448598130841" calcext:value-type="float">
            <text:p>0,14</text:p>
          </table:table-cell>
          <table:table-cell table:style-name="ce6" office:value-type="float" office:value="0.9815" calcext:value-type="float">
            <text:p>0,9815</text:p>
          </table:table-cell>
          <table:table-cell table:formula="of:=([.D35]-[.D34])/[.D34]" office:value-type="float" office:value="-0.0031484866951046" calcext:value-type="float">
            <text:p>-0,0031</text:p>
          </table:table-cell>
          <table:table-cell table:style-name="ce11" office:value-type="float" office:value="185" calcext:value-type="float">
            <text:p>185</text:p>
          </table:table-cell>
          <table:table-cell table:style-name="ce4" table:formula="of:=([.F35]-[.F34])/[.F34]" office:value-type="float" office:value="0.201298701298701" calcext:value-type="float">
            <text:p>0,2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0.0555" calcext:value-type="float">
            <text:p>0,0555</text:p>
          </table:table-cell>
          <table:table-cell table:style-name="ce4" table:formula="of:=([.B36]-[.B35])/[.B35]" office:value-type="float" office:value="-0.0871710526315789" calcext:value-type="float">
            <text:p>-0,09</text:p>
          </table:table-cell>
          <table:table-cell table:style-name="ce6" office:value-type="float" office:value="0.984" calcext:value-type="float">
            <text:p>0,984</text:p>
          </table:table-cell>
          <table:table-cell table:formula="of:=([.D36]-[.D35])/[.D35]" office:value-type="float" office:value="0.00254712175241982" calcext:value-type="float">
            <text:p>0,0025</text:p>
          </table:table-cell>
          <table:table-cell table:style-name="ce11" office:value-type="float" office:value="160" calcext:value-type="float">
            <text:p>160</text:p>
          </table:table-cell>
          <table:table-cell table:style-name="ce4" table:formula="of:=([.F36]-[.F35])/[.F35]" office:value-type="float" office:value="-0.135135135135135" calcext:value-type="float">
            <text:p>-0,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float" office:value="0.0641" calcext:value-type="float">
            <text:p>0,0641</text:p>
          </table:table-cell>
          <table:table-cell table:style-name="ce4" table:formula="of:=([.B37]-[.B36])/[.B36]" office:value-type="float" office:value="0.154954954954955" calcext:value-type="float">
            <text:p>0,15</text:p>
          </table:table-cell>
          <table:table-cell table:style-name="ce6" office:value-type="float" office:value="0.9805" calcext:value-type="float">
            <text:p>0,9805</text:p>
          </table:table-cell>
          <table:table-cell table:formula="of:=([.D37]-[.D36])/[.D36]" office:value-type="float" office:value="-0.00355691056910575" calcext:value-type="float">
            <text:p>-0,0036</text:p>
          </table:table-cell>
          <table:table-cell table:style-name="ce11" office:value-type="float" office:value="195" calcext:value-type="float">
            <text:p>195</text:p>
          </table:table-cell>
          <table:table-cell table:style-name="ce4" table:formula="of:=([.F37]-[.F36])/[.F36]" office:value-type="float" office:value="0.21875" calcext:value-type="float">
            <text:p>0,2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float" office:value="0.0514" calcext:value-type="float">
            <text:p>0,0514</text:p>
          </table:table-cell>
          <table:table-cell table:style-name="ce4" table:formula="of:=([.B38]-[.B37])/[.B37]" office:value-type="float" office:value="-0.198127925117005" calcext:value-type="float">
            <text:p>-0,20</text:p>
          </table:table-cell>
          <table:table-cell table:style-name="ce6" office:value-type="float" office:value="0.9843" calcext:value-type="float">
            <text:p>0,9843</text:p>
          </table:table-cell>
          <table:table-cell table:formula="of:=([.D38]-[.D37])/[.D37]" office:value-type="float" office:value="0.00387557368689447" calcext:value-type="float">
            <text:p>0,0039</text:p>
          </table:table-cell>
          <table:table-cell table:style-name="ce11" office:value-type="float" office:value="157" calcext:value-type="float">
            <text:p>157</text:p>
          </table:table-cell>
          <table:table-cell table:style-name="ce4" table:formula="of:=([.F38]-[.F37])/[.F37]" office:value-type="float" office:value="-0.194871794871795" calcext:value-type="float">
            <text:p>-0,1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0.0596" calcext:value-type="float">
            <text:p>0,0596</text:p>
          </table:table-cell>
          <table:table-cell table:style-name="ce4" table:formula="of:=([.B39]-[.B38])/[.B38]" office:value-type="float" office:value="0.159533073929961" calcext:value-type="float">
            <text:p>0,16</text:p>
          </table:table-cell>
          <table:table-cell table:style-name="ce6" office:value-type="float" office:value="0.9816" calcext:value-type="float">
            <text:p>0,9816</text:p>
          </table:table-cell>
          <table:table-cell table:formula="of:=([.D39]-[.D38])/[.D38]" office:value-type="float" office:value="-0.00274306613837248" calcext:value-type="float">
            <text:p>-0,0027</text:p>
          </table:table-cell>
          <table:table-cell table:style-name="ce11" office:value-type="float" office:value="184" calcext:value-type="float">
            <text:p>184</text:p>
          </table:table-cell>
          <table:table-cell table:style-name="ce4" table:formula="of:=([.F39]-[.F38])/[.F38]" office:value-type="float" office:value="0.171974522292994" calcext:value-type="float">
            <text:p>0,1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float" office:value="0.0574" calcext:value-type="float">
            <text:p>0,0574</text:p>
          </table:table-cell>
          <table:table-cell table:style-name="ce4" table:formula="of:=([.B40]-[.B39])/[.B39]" office:value-type="float" office:value="-0.0369127516778524" calcext:value-type="float">
            <text:p>-0,04</text:p>
          </table:table-cell>
          <table:table-cell table:style-name="ce6" office:value-type="float" office:value="0.9828" calcext:value-type="float">
            <text:p>0,9828</text:p>
          </table:table-cell>
          <table:table-cell table:formula="of:=([.D40]-[.D39])/[.D39]" office:value-type="float" office:value="0.00122249388753054" calcext:value-type="float">
            <text:p>0,0012</text:p>
          </table:table-cell>
          <table:table-cell table:style-name="ce11" office:value-type="float" office:value="172" calcext:value-type="float">
            <text:p>172</text:p>
          </table:table-cell>
          <table:table-cell table:style-name="ce4" table:formula="of:=([.F40]-[.F39])/[.F39]" office:value-type="float" office:value="-0.0652173913043478" calcext:value-type="float">
            <text:p>-0,0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0.0493" calcext:value-type="float">
            <text:p>0,0493</text:p>
          </table:table-cell>
          <table:table-cell table:style-name="ce4" table:formula="of:=([.B41]-[.B40])/[.B40]" office:value-type="float" office:value="-0.141114982578397" calcext:value-type="float">
            <text:p>-0,14</text:p>
          </table:table-cell>
          <table:table-cell table:style-name="ce6" office:value-type="float" office:value="0.9836" calcext:value-type="float">
            <text:p>0,9836</text:p>
          </table:table-cell>
          <table:table-cell table:formula="of:=([.D41]-[.D40])/[.D40]" office:value-type="float" office:value="0.000814000814000837" calcext:value-type="float">
            <text:p>0,0008</text:p>
          </table:table-cell>
          <table:table-cell table:style-name="ce11" office:value-type="float" office:value="164" calcext:value-type="float">
            <text:p>164</text:p>
          </table:table-cell>
          <table:table-cell table:style-name="ce4" table:formula="of:=([.F41]-[.F40])/[.F40]" office:value-type="float" office:value="-0.0465116279069768" calcext:value-type="float">
            <text:p>-0,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2:.B41])" office:value-type="float" office:value="0.2366" calcext:value-type="float">
            <text:p>0,2366</text:p>
          </table:table-cell>
          <table:table-cell/>
          <table:table-cell table:formula="of:=MAX([.D2:.D41])" office:value-type="float" office:value="0.9858" calcext:value-type="float">
            <text:p>0,9858</text:p>
          </table:table-cell>
          <table:table-cell/>
          <table:table-cell table:formula="of:=MAX([.F2:.F41])"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Mediano</text:p>
          </table:table-cell>
          <table:table-cell table:formula="of:=MEDIAN([.B2:.B41])" office:value-type="float" office:value="0.0641" calcext:value-type="float">
            <text:p>0,0641</text:p>
          </table:table-cell>
          <table:table-cell/>
          <table:table-cell table:formula="of:=MEDIAN([.D2:.D41])" office:value-type="float" office:value="0.9806" calcext:value-type="float">
            <text:p>0,9806</text:p>
          </table:table-cell>
          <table:table-cell/>
          <table:table-cell table:formula="of:=MEDIAN([.F2:.F41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Mínimo</text:p>
          </table:table-cell>
          <table:table-cell table:formula="of:=MIN([.B2:.B41])" office:value-type="float" office:value="0.0493" calcext:value-type="float">
            <text:p>0,0493</text:p>
          </table:table-cell>
          <table:table-cell/>
          <table:table-cell table:formula="of:=MIN([.D2:.D41])" office:value-type="float" office:value="0.9266" calcext:value-type="float">
            <text:p>0,9266</text:p>
          </table:table-cell>
          <table:table-cell/>
          <table:table-cell table:formula="of:=MIN([.F2:.F41])" office:value-type="float" office:value="142" calcext:value-type="float">
            <text:p>142</text:p>
          </table:table-cell>
          <table:table-cell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initial_filter_cnt.B2:initial_filter_cnt.B41">
            <calcext:condition calcext:apply-style-name="Good" calcext:value="=[$initial_filter_cnt.$B$45]" calcext:base-cell-address="initial_filter_cnt.B2"/>
            <calcext:condition calcext:apply-style-name="Accent 3" calcext:value="=[$initial_filter_cnt.$B$44]" calcext:base-cell-address="initial_filter_cnt.B2"/>
            <calcext:condition calcext:apply-style-name="Bad" calcext:value="=[$initial_filter_cnt.$B$43]" calcext:base-cell-address="initial_filter_cnt.B2"/>
          </calcext:conditional-format>
          <calcext:conditional-format calcext:target-range-address="initial_filter_cnt.D2:initial_filter_cnt.D41 initial_filter_cnt.E2:initial_filter_cnt.E2">
            <calcext:condition calcext:apply-style-name="Good" calcext:value="=[$initial_filter_cnt.$D$43]" calcext:base-cell-address="initial_filter_cnt.D2"/>
            <calcext:condition calcext:apply-style-name="Accent 3" calcext:value="=[$initial_filter_cnt.$D$44]" calcext:base-cell-address="initial_filter_cnt.D2"/>
            <calcext:condition calcext:apply-style-name="Bad" calcext:value="=[$initial_filter_cnt.$D$45]" calcext:base-cell-address="initial_filter_cnt.D2"/>
          </calcext:conditional-format>
          <calcext:conditional-format calcext:target-range-address="initial_filter_cnt.F2:initial_filter_cnt.F41">
            <calcext:condition calcext:apply-style-name="Bad" calcext:value="=[$initial_filter_cnt.$F$43]" calcext:base-cell-address="initial_filter_cnt.F2"/>
            <calcext:condition calcext:apply-style-name="Accent 3" calcext:value="=[$initial_filter_cnt.$F$44]" calcext:base-cell-address="initial_filter_cnt.F2"/>
            <calcext:condition calcext:apply-style-name="Good" calcext:value="=[$initial_filter_cnt.$F$45]" calcext:base-cell-address="initial_filter_cnt.F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41.191cm" svg:height="23.177cm" svg:x="0.028cm" svg:y="0cm">
            <draw:object draw:notify-on-update-of-ranges="initial_filter_cnt.A2:initial_filter_cnt.A41 initial_filter_cnt.B2:initial_filter_cnt.B41 initial_filter_cnt.A2:initial_filter_cnt.A41 initial_filter_cnt.D2:initial_filter_cnt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Planilha3" table:style-name="ta1">
        <table:shapes>
          <draw:frame draw:z-index="0" draw:style-name="gr1" draw:text-style-name="P1" svg:width="41.191cm" svg:height="23.177cm" svg:x="0.001cm" svg:y="0.001cm">
            <draw:object draw:notify-on-update-of-ranges="initial_filter_cnt.A2:initial_filter_cnt.A41 initial_filter_cnt.F2:initial_filter_cnt.F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2T22:57:56.379696409</dc:date>
    <meta:editing-duration>PT7M42S</meta:editing-duration>
    <meta:editing-cycles>3</meta:editing-cycles>
    <meta:generator>LibreOffice/6.4.6.2$Linux_X86_64 LibreOffice_project/40$Build-2</meta:generator>
    <meta:document-statistic meta:table-count="3" meta:cell-count="2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Regular" fo:font-size="10.5pt" fo:font-weight="bold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4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2" style:family="chart">
      <style:chart-properties loext:regression-name="Polinomial 5º" loext:regression-max-degree="5" loext:regression-period="4" loext:regression-extrapolate-forward="0" loext:regression-extrapolate-backward="0" loext:regression-force-intercept="false" loext:regression-intercept-value="0" chart:regression-type="polynomial"/>
      <style:graphic-properties draw:stroke="dash" draw:stroke-dash="Long_20_Dash" svg:stroke-width="0.1cm" svg:stroke-color="#e8a202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1e6a39" draw:fill-color="#1e6a3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192cm" svg:height="23.178cm" xlink:href=".." xlink:type="simple" chart:class="chart:scatter" chart:style-name="ch1">
        <chart:title svg:x="14.804cm" svg:y="0.999cm" chart:style-name="ch2">
          <text:p>Variando Núm. de Filtros Iniciais</text:p>
        </chart:title>
        <chart:subtitle svg:x="17.701cm" svg:y="2.008cm" chart:style-name="ch3">
          <text:p>CNN com 2 camadas</text:p>
        </chart:subtitle>
        <chart:legend chart:legend-position="end" svg:x="36.468cm" svg:y="10.667cm" style:legend-expansion="high" chart:style-name="ch4"/>
        <chart:plot-area chart:style-name="ch5" table:cell-range-address="initial_filter_cnt.A2:initial_filter_cnt.B41 initial_filter_cnt.D2:initial_filter_cnt.D41" chart:data-source-has-labels="row" svg:x="2.163cm" svg:y="3.643cm" svg:width="33.237cm" svg:height="17.705cm">
          <chartooo:coordinate-region svg:x="2.922cm" svg:y="3.856cm" svg:width="32.279cm" svg:height="16.818cm"/>
          <chart:axis chart:dimension="x" chart:name="primary-x" chart:style-name="ch6">
            <chart:title svg:x="16.787cm" svg:y="21.812cm" chart:style-name="ch7">
              <text:p>Núm. de Filtros</text:p>
            </chart:title>
          </chart:axis>
          <chart:axis chart:dimension="y" chart:name="primary-y" chart:style-name="ch8">
            <chart:title svg:x="0.395cm" svg:y="13.092cm" chart:style-name="ch9">
              <text:p>Taxa</text:p>
            </chart:title>
            <chart:grid chart:style-name="ch10" chart:class="major"/>
          </chart:axis>
          <chart:series chart:style-name="ch11" chart:values-cell-range-address="initial_filter_cnt.B2:initial_filter_cnt.B41" loext:label-string="erro" chart:class="chart:scatter">
            <chart:domain table:cell-range-address="initial_filter_cnt.A2:initial_filter_cnt.A41"/>
            <chart:regression-curve chart:style-name="ch12"/>
            <chart:data-point chart:repeated="40"/>
          </chart:series>
          <chart:series chart:style-name="ch13" chart:values-cell-range-address="initial_filter_cnt.D2:initial_filter_cnt.D41" loext:label-string="acurácia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  <table:table-cell office:value-type="string">
                <text:p>acurá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0.2366">
                <text:p>0.2366</text:p>
                <draw:g>
                  <svg:desc>initial_filter_cnt.B2:initial_filter_cnt.B41</svg:desc>
                </draw:g>
              </table:table-cell>
              <table:table-cell office:value-type="float" office:value="0.9266">
                <text:p>0.9266</text:p>
                <draw:g>
                  <svg:desc>initial_filter_cnt.D2:initial_filter_cnt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52">
                <text:p>0.1652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13">
                <text:p>0.1413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62">
                <text:p>0.1562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12">
                <text:p>0.1012</text:p>
              </table:table-cell>
              <table:table-cell office:value-type="float" office:value="0.9698">
                <text:p>0.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88">
                <text:p>0.0788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64">
                <text:p>0.0664</text:p>
              </table:table-cell>
              <table:table-cell office:value-type="float" office:value="0.9798">
                <text:p>0.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34">
                <text:p>0.0734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63">
                <text:p>0.0663</text:p>
              </table:table-cell>
              <table:table-cell office:value-type="float" office:value="0.9811">
                <text:p>0.9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81">
                <text:p>0.0681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72">
                <text:p>0.0772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16">
                <text:p>0.0816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672">
                <text:p>0.067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87">
                <text:p>0.0587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2">
                <text:p>0.06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26">
                <text:p>0.0726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761">
                <text:p>0.0761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688">
                <text:p>0.0688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586">
                <text:p>0.0586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95">
                <text:p>0.0495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602">
                <text:p>0.0602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583">
                <text:p>0.058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717">
                <text:p>0.071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501">
                <text:p>0.0501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509">
                <text:p>0.0509</text:p>
              </table:table-cell>
              <table:table-cell office:value-type="float" office:value="0.9837">
                <text:p>0.9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641">
                <text:p>0.0641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524">
                <text:p>0.0524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13">
                <text:p>0.0613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45">
                <text:p>0.0745</text:p>
              </table:table-cell>
              <table:table-cell office:value-type="float" office:value="0.9796">
                <text:p>0.9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17">
                <text:p>0.0517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42">
                <text:p>0.074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08">
                <text:p>0.0608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35">
                <text:p>0.0535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08">
                <text:p>0.0608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55">
                <text:p>0.055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41">
                <text:p>0.0641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14">
                <text:p>0.0514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96">
                <text:p>0.0596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74">
                <text:p>0.0574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493">
                <text:p>0.0493</text:p>
              </table:table-cell>
              <table:table-cell office:value-type="float" office:value="0.9836">
                <text:p>0.9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Regular" fo:font-size="10.5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4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2" style:family="chart">
      <style:chart-properties loext:regression-name="Polinomial 5º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Long_20_Dash" svg:stroke-width="0.1cm" svg:stroke-color="#e8a20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192cm" svg:height="23.178cm" xlink:href=".." xlink:type="simple" chart:class="chart:scatter" chart:style-name="ch1">
        <chart:title svg:x="14.306cm" svg:y="0.999cm" chart:style-name="ch2">
          <text:p>Variando Núm. de Filtros Iniciais</text:p>
        </chart:title>
        <chart:subtitle svg:x="17.703cm" svg:y="2.01cm" chart:style-name="ch3">
          <text:p>CNN com 2 camadas</text:p>
        </chart:subtitle>
        <chart:legend chart:legend-position="end" svg:x="36.468cm" svg:y="10.958cm" style:legend-expansion="high" chart:style-name="ch4"/>
        <chart:plot-area chart:style-name="ch5" table:cell-range-address="initial_filter_cnt.A2:initial_filter_cnt.A41 initial_filter_cnt.F2:initial_filter_cnt.F41" chart:data-source-has-labels="row" svg:x="2.219cm" svg:y="3.643cm" svg:width="33.426cm" svg:height="17.706cm">
          <chartooo:coordinate-region svg:x="3.063cm" svg:y="3.856cm" svg:width="32.383cm" svg:height="16.819cm"/>
          <chart:axis chart:dimension="x" chart:name="primary-x" chart:style-name="ch6">
            <chart:title svg:x="16.938cm" svg:y="21.813cm" chart:style-name="ch7">
              <text:p>Núm. de Filtros</text:p>
            </chart:title>
          </chart:axis>
          <chart:axis chart:dimension="y" chart:name="primary-y" chart:style-name="ch8">
            <chart:title svg:x="0.451cm" svg:y="14.744cm" chart:style-name="ch9">
              <text:p>Erros de predição</text:p>
            </chart:title>
            <chart:grid chart:style-name="ch10" chart:class="major"/>
          </chart:axis>
          <chart:series chart:style-name="ch11" chart:values-cell-range-address="initial_filter_cnt.F2:initial_filter_cnt.F41" loext:label-string="erro" chart:class="chart:scatter">
            <chart:domain table:cell-range-address="initial_filter_cnt.A2:initial_filter_cnt.A41"/>
            <chart:regression-curve chart:style-name="ch1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734">
                <text:p>734</text:p>
                <draw:g>
                  <svg:desc>initial_filter_cnt.F2:initial_filter_cnt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